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b9fe2" officeooo:paragraph-rsid="000b9fe2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9d2c4" officeooo:paragraph-rsid="0009d2c4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9d2c4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b9fe2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9d2c4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b9fe2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d76c3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8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d76c3" officeooo:paragraph-rsid="000d76c3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b9fe2" officeooo:paragraph-rsid="000d76c3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b9fe2" officeooo:paragraph-rsid="000d76c3" style:font-size-asian="11pt" style:font-size-complex="11pt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d76c3" officeooo:paragraph-rsid="000d76c3" style:font-size-asian="11pt" style:font-size-complex="11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23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d76c3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officeooo:rsid="000334a6"/>
    </style:style>
    <style:style style:name="T4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999999" officeooo:rsid="0005f17c"/>
    </style:style>
    <style:style style:name="T6" style:family="text">
      <style:text-properties officeooo:rsid="00087b45"/>
    </style:style>
    <style:style style:name="T7" style:family="text">
      <style:text-properties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fo:font-style="normal" fo:text-shadow="none" style:text-underline-style="none" fo:font-weight="normal" officeooo:rsid="000b9fe2" style:letter-kerning="true" style:font-name-asian="Tahoma" style:font-style-asian="normal" style:font-weight-asian="normal" style:font-name-complex="Arial1" style:text-emphasize="none"/>
    </style:style>
    <style:style style:name="T12" style:family="text">
      <style:text-properties officeooo:rsid="0009d2c4"/>
    </style:style>
    <style:style style:name="T13" style:family="text">
      <style:text-properties officeooo:rsid="000334a6"/>
    </style:style>
    <style:style style:name="T14" style:family="text">
      <style:text-properties officeooo:rsid="000b9fe2"/>
    </style:style>
    <style:style style:name="T15" style:family="text">
      <style:text-properties officeooo:rsid="000d76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12">5</text:span>-<text:span text:style-name="T15">4</text:span>.vbs</text:p>
      <text:p text:style-name="P4"/>
      <text:p text:style-name="P18"><text:span text:style-name="T3">Dim</text:span> fso, fileName, file</text:p>
      <text:p text:style-name="P18"><text:span text:style-name="T3">Set</text:span> fso = CreateObject(<text:span text:style-name="T5">"Scripting.FileSystemObject"</text:span>)</text:p>
      <text:p text:style-name="P18"/>
      <text:p text:style-name="P23">Do</text:p>
      <text:p text:style-name="P18"><text:s text:c="2"/>fileName = InputBox(<text:span text:style-name="T5">"Enter the full path of the file to read:"</text:span>)</text:p>
      <text:p text:style-name="P18"><text:span text:style-name="T3">Loop</text:span> <text:span text:style-name="T3">Until</text:span> fso.FileExists(fileName)</text:p>
      <text:p text:style-name="P18"/>
      <text:p text:style-name="P18"><text:span text:style-name="T3">Set</text:span> file = fso.OpenTextFile(fileName)</text:p>
      <text:p text:style-name="P18"/>
      <text:p text:style-name="P18"><text:span text:style-name="T3">Do</text:span> <text:span text:style-name="T3">Until</text:span> file.AtEndOfStream</text:p>
      <text:p text:style-name="P18"><text:s text:c="2"/>MsgBox file.ReadLine</text:p>
      <text:p text:style-name="P23">Loop</text:p>
      <text:p text:style-name="P18"/>
      <text:p text:style-name="P18">file.Close</text:p>
      <text:p text:style-name="P11"/>
      <text:p text:style-name="P2">–---------------------------------------------------------------------------------------------------------------------------------------------</text:p>
      <text:p text:style-name="P3"/>
      <text:p text:style-name="P3">Example<text:span text:style-name="T14">5</text:span>-<text:span text:style-name="T15">5</text:span>.vbs</text:p>
      <text:p text:style-name="P22"/>
      <text:p text:style-name="P20"><text:span text:style-name="T2">Dim</text:span><text:span text:style-name="T8"> fso, scanFolder, targetFolder, textFile, folder, files</text:span></text:p>
      <text:p text:style-name="P20"><text:span text:style-name="T2">Set</text:span><text:span text:style-name="T8"> fso = CreateObject(</text:span><text:span text:style-name="T4">"Scripting.FileSystemObject"</text:span><text:span text:style-name="T8">)</text:span></text:p>
      <text:p text:style-name="P20"><text:span text:style-name="T8">scanFolder = GetFolderName(fso, </text:span><text:span text:style-name="T4">"Enter the name of the folder to scan:"</text:span><text:span text:style-name="T8">)</text:span></text:p>
      <text:p text:style-name="P20"><text:span text:style-name="T8">targetFolder = GetFolderName(fso, </text:span><text:span text:style-name="T4">"Enter the target folder:"</text:span><text:span text:style-name="T8">)</text:span></text:p>
      <text:p text:style-name="P16"/>
      <text:p text:style-name="P20"><text:span text:style-name="T2">If</text:span><text:span text:style-name="T8"> fso.FileExists(targetFolder &amp; </text:span><text:span text:style-name="T4">"\"</text:span><text:span text:style-name="T8"> &amp; </text:span><text:span text:style-name="T4">"Files.txt"</text:span><text:span text:style-name="T8">) </text:span><text:span text:style-name="T2">Then</text:span></text:p>
      <text:p text:style-name="P20"><text:span text:style-name="T8"><text:s text:c="2"/>MsgBox </text:span><text:span text:style-name="T4">"Error, file already exists"</text:span></text:p>
      <text:p text:style-name="P16">else</text:p>
      <text:p text:style-name="P20"><text:span text:style-name="T8"><text:s text:c="2"/></text:span><text:span text:style-name="T2">Set</text:span><text:span text:style-name="T8"> textFile = fso.CreateTextFile(targetFolder &amp; </text:span><text:span text:style-name="T4">"\"</text:span><text:span text:style-name="T8"> &amp; </text:span><text:span text:style-name="T4">"Files.txt"</text:span><text:span text:style-name="T8">)</text:span></text:p>
      <text:p text:style-name="P20"><text:span text:style-name="T8"><text:s text:c="2"/></text:span><text:span text:style-name="T2">Set</text:span><text:span text:style-name="T8"> folder = fso.GetFolder(scanFolder)</text:span></text:p>
      <text:p text:style-name="P20"><text:span text:style-name="T8"><text:s text:c="2"/></text:span><text:span text:style-name="T2">Set</text:span><text:span text:style-name="T8"> files = folder.Files</text:span></text:p>
      <text:p text:style-name="P16"><text:s text:c="2"/></text:p>
      <text:p text:style-name="P20"><text:span text:style-name="T8"><text:s text:c="2"/></text:span><text:span text:style-name="T2">For</text:span><text:span text:style-name="T8"> </text:span><text:span text:style-name="T2">Each</text:span><text:span text:style-name="T8"> file </text:span><text:span text:style-name="T7">I</text:span><text:span text:style-name="T2">n</text:span><text:span text:style-name="T8"> files</text:span></text:p>
      <text:p text:style-name="P16"><text:s text:c="4"/>textFile.WriteLine(file.Name)</text:p>
      <text:p text:style-name="P20"><text:span text:style-name="T8"><text:s text:c="2"/></text:span><text:span text:style-name="T2">Next</text:span></text:p>
      <text:p text:style-name="P16"><text:s text:c="2"/></text:p>
      <text:p text:style-name="P16"><text:s text:c="2"/>textFile.Close</text:p>
      <text:p text:style-name="P20"><text:span text:style-name="T2">End</text:span><text:span text:style-name="T8"> </text:span><text:span text:style-name="T2">If</text:span></text:p>
      <text:p text:style-name="P16"/>
      <text:p text:style-name="P20"><text:span text:style-name="T2">Function</text:span><text:span text:style-name="T8"> GetFolderName(fso, message)</text:span></text:p>
      <text:p text:style-name="P20"><text:span text:style-name="T8"><text:s text:c="2"/></text:span><text:span text:style-name="T2">Dim</text:span><text:span text:style-name="T8"> folderName</text:span></text:p>
      <text:p text:style-name="P16"><text:s text:c="2"/></text:p>
      <text:p text:style-name="P20"><text:span text:style-name="T8"><text:s text:c="2"/></text:span><text:span text:style-name="T2">Do</text:span></text:p>
      <text:p text:style-name="P16"><text:s text:c="4"/>folderName = InputBox(message)</text:p>
      <text:p text:style-name="P16"><text:s text:c="4"/></text:p>
      <text:p text:style-name="P20"><text:span text:style-name="T8"><text:s text:c="4"/></text:span><text:span text:style-name="T2">If</text:span><text:span text:style-name="T8"> folderName = "" </text:span><text:span text:style-name="T2">Then</text:span></text:p>
      <text:p text:style-name="P16"><text:s text:c="6"/>WScript.Quit</text:p>
      <text:p text:style-name="P20"><text:span text:style-name="T8"><text:s text:c="4"/></text:span><text:span text:style-name="T2">End</text:span><text:span text:style-name="T8"> </text:span><text:span text:style-name="T2">If</text:span></text:p>
      <text:p text:style-name="P20"><text:span text:style-name="T8"><text:s text:c="2"/></text:span><text:span text:style-name="T2">Loop</text:span><text:span text:style-name="T8"> </text:span><text:span text:style-name="T2">Until</text:span><text:span text:style-name="T8"> fso.FolderExists(folderName)</text:span></text:p>
      <text:p text:style-name="P16"><text:s text:c="2"/></text:p>
      <text:p text:style-name="P16"><text:s text:c="2"/>GetFolderName = folderName</text:p>
      <text:p text:style-name="P19"><text:span text:style-name="T3">End</text:span><text:span text:style-name="T13"> </text:span><text:span text:style-name="T3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5T16:44:18.149000000</dc:date>
    <meta:editing-duration>PT9M58S</meta:editing-duration>
    <meta:editing-cycles>15</meta:editing-cycles>
    <meta:generator>LibreOffice/4.1.3.2$Windows_x86 LibreOffice_project/70feb7d99726f064edab4605a8ab840c50ec57a</meta:generator>
    <meta:print-date>2015-06-04T13:42:08.203000000</meta:print-date>
    <meta:document-statistic meta:table-count="0" meta:image-count="0" meta:object-count="0" meta:page-count="1" meta:paragraph-count="43" meta:word-count="130" meta:character-count="1245" meta:non-whitespace-character-count="1093"/>
  </office:meta>
</office:document-meta>
</file>